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style:wrap="run-through" style:run-through="background" fo:clip="rect(1.9775in, 0in, 4.80267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1.5575in, 0in, 3.43767in, 0in)"/>
    </style:style>
    <style:style style:family="graphic" style:name="a2" style:parent-style-name="Graphics">
      <style:graphic-properties fo:border="0.01042in none" fo:background-color="transparent" fo:clip="rect(1.73233in, 0in, 7.6725in, 1.01494in)"/>
    </style:style>
  </office:automatic-styles>
  <office:body>
    <office:text text:use-soft-page-breaks="true">
      <text:p text:style-name="P1">Leonard Blam</text:p>
      <text:p text:style-name="Standard"><draw:frame draw:z-index="251658240" draw:style-name="a0" draw:name="Grafik 1" text:anchor-type="paragraph" svg:x="-0.00486in" svg:y="0.20347in" svg:width="6.24074in" svg:height="6.99057in" style:rel-width="scale" style:rel-height="scale"><draw:image xlink:href="media/image1.png" xlink:type="simple" xlink:show="embed" xlink:actuate="onLoad"/><svg:title/><svg:desc>Ein Bild, das Text enthält.

Automatisch generierte Beschreibung</svg:desc></draw:frame>900086 Data Structure 1<text:s/></text:p>
      <text:p text:style-name="Standard">HW 8</text:p>
      <text:soft-page-break/>
      <text:p text:style-name="P2"><draw:frame draw:style-name="a1" draw:name="Grafik 2" text:anchor-type="as-char" svg:x="0in" svg:y="0in" svg:width="5.58056in" svg:height="6.94792in" style:rel-width="scale" style:rel-height="scale"><draw:image xlink:href="media/image2.png" xlink:type="simple" xlink:show="embed" xlink:actuate="onLoad"/><svg:title/><svg:desc>Ein Bild, das Text enthält.

Automatisch generierte Beschreibung</svg:desc></draw:frame><text:soft-page-break/><draw:frame draw:style-name="a2" draw:name="Grafik 3" text:anchor-type="as-char" svg:x="0in" svg:y="0in" svg:width="6.80229in" svg:height="5.90906in" style:rel-width="scale" style:rel-height="scale"><draw:image xlink:href="media/image3.png" xlink:type="simple" xlink:show="embed" xlink:actuate="onLoad"/><svg:title/><svg:desc>Ein Bild, das Text enthält.

Automatisch generierte Beschreibu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onard Blam</meta:initial-creator>
    <dc:creator>Leonard Blam</dc:creator>
    <meta:creation-date>2021-06-03T13:58:00Z</meta:creation-date>
    <dc:date>2021-06-03T14:02:00Z</dc:date>
    <meta:template xlink:href="Normal.dotm" xlink:type="simple"/>
    <meta:editing-cycles>1</meta:editing-cycles>
    <meta:editing-duration>PT0S</meta:editing-duration>
    <meta:document-statistic meta:page-count="3" meta:paragraph-count="1" meta:word-count="6" meta:character-count="46" meta:row-count="1" meta:non-whitespace-character-count="41"/>
  </office:meta>
</office:document-meta>
</file>